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13mm"/>
    </style:style>
    <style:style style:name="co3" style:family="table-column">
      <style:table-column-properties fo:break-before="auto" style:column-width="41.75mm"/>
    </style:style>
    <style:style style:name="co4" style:family="table-column">
      <style:table-column-properties fo:break-before="auto" style:column-width="63.54mm"/>
    </style:style>
    <style:style style:name="co5" style:family="table-column">
      <style:table-column-properties fo:break-before="auto" style:column-width="19.28mm"/>
    </style:style>
    <style:style style:name="co6" style:family="table-column">
      <style:table-column-properties fo:break-before="auto" style:column-width="51.05mm"/>
    </style:style>
    <style:style style:name="co7" style:family="table-column">
      <style:table-column-properties fo:break-before="auto" style:column-width="10mm"/>
    </style:style>
    <style:style style:name="co8" style:family="table-column">
      <style:table-column-properties fo:break-before="auto" style:column-width="3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4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ff3333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66cc00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background-color="#ffff66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fo:background-color="#ffcc00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ff3333"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fo:background-color="#66ffff"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fff66"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PIO(n)-PI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tor 1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ENC_E</text:p>
          </table:table-cell>
          <table:table-cell office:value-type="string" calcext:value-type="string">
            <text:p>ENC_W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3,3V PIN1</text:p>
          </table:table-cell>
          <table:table-cell table:number-columns-repeated="3"/>
          <table:table-cell table:number-columns-repeated="2" office:value-type="string" calcext:value-type="string">
            <text:p>-+ - 3v3</text:p>
          </table:table-cell>
          <table:table-cell/>
        </table:table-row>
        <table:table-row table:style-name="ro1">
          <table:table-cell office:value-type="string" calcext:value-type="string">
            <text:p>GND PIN9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 PIN14</text:p>
          </table:table-cell>
          <table:table-cell table:number-columns-repeated="4"/>
          <table:table-cell office:value-type="string" calcext:value-type="string">
            <text:p>gnd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GPIO5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otorE_E</text:p>
          </table:table-cell>
          <table:table-cell table:number-columns-repeated="3"/>
          <table:table-cell office:value-type="string" calcext:value-type="string">
            <text:p>ingressi Enable L298N (pin 6-11)</text:p>
          </table:table-cell>
        </table:table-row>
        <table:table-row table:style-name="ro1">
          <table:table-cell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otorE_A</text:p>
          </table:table-cell>
          <table:table-cell table:number-columns-repeated="3"/>
          <table:table-cell office:value-type="string" calcext:value-type="string">
            <text:p>In_1 – In_3 L298N (pin 5-10) </text:p>
          </table:table-cell>
        </table:table-row>
        <table:table-row table:style-name="ro1">
          <table:table-cell office:value-type="string" calcext:value-type="string">
            <text:p>GPIO12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table:number-columns-repeated="3"/>
          <table:table-cell office:value-type="string" calcext:value-type="string">
            <text:p>check apertura tetto</text:p>
          </table:table-cell>
        </table:table-row>
        <table:table-row table:style-name="ro1">
          <table:table-cell office:value-type="string" calcext:value-type="string">
            <text:p>GPIO1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MotorE_B</text:p>
          </table:table-cell>
          <table:table-cell table:number-columns-repeated="3"/>
          <table:table-cell office:value-type="string" calcext:value-type="string">
            <text:p>In_2 – In_4 L298N (pin 7-12) </text:p>
          </table:table-cell>
        </table:table-row>
        <table:table-row table:style-name="ro1">
          <table:table-cell office:value-type="string" calcext:value-type="string">
            <text:p>GPIO16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office:value-type="string" calcext:value-type="string">
            <text:p>MotorW_E</text:p>
          </table:table-cell>
          <table:table-cell table:number-columns-repeated="2"/>
          <table:table-cell office:value-type="string" calcext:value-type="string">
            <text:p>ingressi Enable L298N (pin 6-11)</text:p>
          </table:table-cell>
        </table:table-row>
        <table:table-row table:style-name="ro1">
          <table:table-cell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lk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t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Finecorsa_open_motor_E</text:p>
          </table:table-cell>
          <table:table-cell/>
        </table:table-row>
        <table:table-row table:style-name="ro1">
          <table:table-cell office:value-type="string" calcext:value-type="string">
            <text:p>GPIO20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2" office:value-type="string" calcext:value-type="string">
            <text:p>MotorW_A</text:p>
          </table:table-cell>
          <table:table-cell table:number-columns-repeated="2"/>
          <table:table-cell office:value-type="string" calcext:value-type="string">
            <text:p>In_1 – In_3 L298N (pin 5-10) </text:p>
          </table:table-cell>
        </table:table-row>
        <table:table-row table:style-name="ro1">
          <table:table-cell office:value-type="string" calcext:value-type="string">
            <text:p>GPIO21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MotorW_B</text:p>
          </table:table-cell>
          <table:table-cell table:number-columns-repeated="2"/>
          <table:table-cell office:value-type="string" calcext:value-type="string">
            <text:p>In_2 – In_4 L298N (pin 7-12) </text:p>
          </table:table-cell>
        </table:table-row>
        <table:table-row table:style-name="ro1">
          <table:table-cell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clk_e</text:p>
          </table:table-cell>
          <table:table-cell/>
        </table:table-row>
        <table:table-row table:style-name="ro1">
          <table:table-cell office:value-type="string" calcext:value-type="string">
            <text:p>GPIO23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dt_w</text:p>
          </table:table-cell>
          <table:table-cell/>
        </table:table-row>
        <table:table-row table:style-name="ro1">
          <table:table-cell office:value-type="string" calcext:value-type="string">
            <text:p>GPIO24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4" office:value-type="string" calcext:value-type="string">
            <text:p>Finecorsa_open_motor_W</text:p>
          </table:table-cell>
          <table:table-cell/>
        </table:table-row>
        <table:table-row table:style-name="ro1">
          <table:table-cell office:value-type="string" calcext:value-type="string">
            <text:p>GPIO2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fine corsa closed west</text:p>
          </table:table-cell>
          <table:table-cell/>
        </table:table-row>
        <table:table-row table:style-name="ro1">
          <table:table-cell office:value-type="string" calcext:value-type="string">
            <text:p>GPIO26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style-name="ce4" office:value-type="string" calcext:value-type="string">
            <text:p>Finecorsa_closed_motor_E</text:p>
          </table:table-cell>
          <table:table-cell/>
        </table:table-row>
        <table:table-row table:style-name="ro1">
          <table:table-cell office:value-type="string" calcext:value-type="string">
            <text:p>GPIO27</text:p>
          </table:table-cell>
          <table:table-cell table:number-columns-repeated="6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2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ce14"/>
        <table:table-column table:style-name="co7" table:number-columns-repeated="2" table:default-cell-style-name="ce5"/>
        <table:table-column table:style-name="co1" table:default-cell-style-name="ce20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GIPO.BMC</text:p>
          </table:table-cell>
          <table:table-cell table:number-columns-repeated="2" office:value-type="string" calcext:value-type="string">
            <text:p>Pin</text:p>
          </table:table-cell>
          <table:table-cell table:style-name="ce5" office:value-type="string" calcext:value-type="string">
            <text:p>GIPO.BM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>
            <text:p>3,3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GPIO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GPIO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necorsa_open_motor_E</text:p>
          </table:table-cell>
          <table:table-cell table:style-name="ce11" office:value-type="string" calcext:value-type="string">
            <text:p>GPIO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GPIO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a comune Finecorsa</text:p>
          </table:table-cell>
          <table:table-cell table:style-name="ce12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GPIO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necorsa_closed_motor_E</text:p>
          </table:table-cell>
          <table:table-cell table:style-name="ce11"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GPIO18</text:p>
          </table:table-cell>
          <table:table-cell office:value-type="string" calcext:value-type="string">
            <text:p>clk_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ecorsa_open_motor_W</text:p>
          </table:table-cell>
          <table:table-cell table:style-name="ce11"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necorsa_closed_motor_W</text:p>
          </table:table-cell>
          <table:table-cell table:style-name="ce11"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8" office:value-type="string" calcext:value-type="string">
            <text:p>GPIO23</text:p>
          </table:table-cell>
          <table:table-cell office:value-type="string" calcext:value-type="string">
            <text:p>dt_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3.3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8" office:value-type="string" calcext:value-type="string">
            <text:p>GPIO24</text:p>
          </table:table-cell>
          <table:table-cell office:value-type="string" calcext:value-type="string">
            <text:p>clk_w</text:p>
          </table:table-cell>
          <table:table-cell/>
          <table:table-cell office:value-type="string" calcext:value-type="string">
            <text:p>/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GPIO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GPIO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8" office:value-type="string" calcext:value-type="string">
            <text:p>GPIO25</text:p>
          </table:table-cell>
          <table:table-cell office:value-type="string" calcext:value-type="string">
            <text:p>dt_w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9" office:value-type="string" calcext:value-type="string">
            <text:p>GPIO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19" office:value-type="string" calcext:value-type="string">
            <text:p>GPIO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NC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NC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MotorE_E</text:p>
          </table:table-cell>
          <table:table-cell table:style-name="ce11" office:value-type="string" calcext:value-type="string">
            <text:p>GPIO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MotorE_A</text:p>
          </table:table-cell>
          <table:table-cell table:style-name="ce11"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8" office:value-type="string" calcext:value-type="string">
            <text:p>GPIO12</text:p>
          </table:table-cell>
          <table:table-cell office:value-type="string" calcext:value-type="string">
            <text:p>tetto_op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MotorE_B</text:p>
          </table:table-cell>
          <table:table-cell table:style-name="ce11" office:value-type="string" calcext:value-type="string">
            <text:p>GPIO1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GND</text:p>
          </table:table-cell>
          <table:table-cell office:value-type="string" calcext:value-type="string">
            <text:p>massa tetto_op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GPIO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GPIO16</text:p>
          </table:table-cell>
          <table:table-cell table:style-name="ce5" office:value-type="string" calcext:value-type="string">
            <text:p>MotorW_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GPIO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8" office:value-type="string" calcext:value-type="string">
            <text:p>GPIO20</text:p>
          </table:table-cell>
          <table:table-cell table:style-name="ce5" office:value-type="string" calcext:value-type="string">
            <text:p>MotorW_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8" office:value-type="string" calcext:value-type="string">
            <text:p>GPIO21</text:p>
          </table:table-cell>
          <table:table-cell table:style-name="ce5" office:value-type="string" calcext:value-type="string">
            <text:p>MotorW_B</text:p>
          </table:table-cell>
          <table:table-cell table:number-columns-repeated="2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0/00/0000</text:date>, <text:time style:data-style-name="N2" text:time-value="16:12:09.36082868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iero Albanesi</meta:initial-creator>
    <meta:creation-date>2019-01-21T11:10:13.110460527</meta:creation-date>
    <dc:date>2019-02-03T17:27:06.030003461</dc:date>
    <dc:creator>Raniero Albanesi</dc:creator>
    <meta:editing-duration>PT2H4M39S</meta:editing-duration>
    <meta:editing-cycles>6</meta:editing-cycles>
    <meta:generator>LibreOffice/5.1.6.2$Linux_x86 LibreOffice_project/10m0$Build-2</meta:generator>
    <meta:document-statistic meta:table-count="2" meta:cell-count="168" meta:object-count="0"/>
  </office:meta>
</office:document-meta>
</file>